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9dd31"/>
    </style:style>
    <style:style style:name="P2" style:family="paragraph" style:parent-style-name="Standard" style:list-style-name="L1">
      <style:text-properties officeooo:paragraph-rsid="001acc38"/>
    </style:style>
    <style:style style:name="P3" style:family="paragraph" style:parent-style-name="Standard" style:list-style-name="L1">
      <style:text-properties officeooo:paragraph-rsid="001c96c4"/>
    </style:style>
    <style:style style:name="P4" style:family="paragraph" style:parent-style-name="Standard" style:list-style-name="L1">
      <style:text-properties officeooo:paragraph-rsid="0019f254"/>
    </style:style>
    <style:style style:name="P5" style:family="paragraph" style:parent-style-name="Standard" style:list-style-name="L1">
      <style:text-properties officeooo:paragraph-rsid="001d9f10"/>
    </style:style>
    <style:style style:name="P6" style:family="paragraph" style:parent-style-name="Standard" style:list-style-name="L1">
      <style:text-properties officeooo:paragraph-rsid="0020eb4b"/>
    </style:style>
    <style:style style:name="P7" style:family="paragraph" style:parent-style-name="Standard" style:list-style-name="L1">
      <style:text-properties officeooo:rsid="0019dd31" officeooo:paragraph-rsid="0019dd31"/>
    </style:style>
    <style:style style:name="P8" style:family="paragraph" style:parent-style-name="Standard" style:list-style-name="L1">
      <style:text-properties officeooo:rsid="001acc38" officeooo:paragraph-rsid="001acc38"/>
    </style:style>
    <style:style style:name="P9" style:family="paragraph" style:parent-style-name="Standard" style:list-style-name="L1">
      <style:text-properties officeooo:rsid="001c96c4" officeooo:paragraph-rsid="001c96c4"/>
    </style:style>
    <style:style style:name="P10" style:family="paragraph" style:parent-style-name="Standard" style:list-style-name="L1">
      <style:text-properties officeooo:rsid="0019f254" officeooo:paragraph-rsid="0019f254"/>
    </style:style>
    <style:style style:name="P11" style:family="paragraph" style:parent-style-name="Standard" style:list-style-name="L1">
      <style:text-properties officeooo:rsid="001e7830" officeooo:paragraph-rsid="001e7830"/>
    </style:style>
    <style:style style:name="P12" style:family="paragraph" style:parent-style-name="Standard" style:list-style-name="L1">
      <style:text-properties officeooo:rsid="001be583" officeooo:paragraph-rsid="001be583"/>
    </style:style>
    <style:style style:name="P13" style:family="paragraph" style:parent-style-name="Standard" style:list-style-name="L1">
      <style:text-properties officeooo:rsid="001d4ed2" officeooo:paragraph-rsid="001d4ed2"/>
    </style:style>
    <style:style style:name="P14" style:family="paragraph" style:parent-style-name="Standard" style:list-style-name="L1">
      <style:text-properties officeooo:rsid="001f691f" officeooo:paragraph-rsid="001f691f"/>
    </style:style>
    <style:style style:name="P15" style:family="paragraph" style:parent-style-name="Standard" style:list-style-name="L1">
      <style:text-properties officeooo:rsid="001f691f" officeooo:paragraph-rsid="0020eb4b"/>
    </style:style>
    <style:style style:name="P16" style:family="paragraph" style:parent-style-name="Standard" style:list-style-name="L1">
      <style:text-properties officeooo:rsid="001f691f" officeooo:paragraph-rsid="001acc38"/>
    </style:style>
    <style:style style:name="T1" style:family="text">
      <style:text-properties officeooo:rsid="0019dd31"/>
    </style:style>
    <style:style style:name="T2" style:family="text">
      <style:text-properties officeooo:rsid="001acc38"/>
    </style:style>
    <style:style style:name="T3" style:family="text">
      <style:text-properties officeooo:rsid="001c96c4"/>
    </style:style>
    <style:style style:name="T4" style:family="text">
      <style:text-properties officeooo:rsid="001d9f10"/>
    </style:style>
    <style:style style:name="T5" style:family="text">
      <style:text-properties officeooo:rsid="001f691f"/>
    </style:style>
    <style:style style:name="T6" style:family="text">
      <style:text-properties officeooo:rsid="0020eb4b"/>
    </style:style>
    <style:style style:name="T7" style:family="text">
      <style:text-properties officeooo:rsid="0022d8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3769936040607978" text:style-name="L1">
        <text:list-item>
          <text:p text:style-name="P1"><text:span text:style-name="T1">Install –</text:span><text:span text:style-name="T5"> 64 bit os</text:span></text:p>
        </text:list-item>
        <text:list-item>
          <text:p text:style-name="P7">setup</text:p>
        </text:list-item>
        <text:list-item>
          <text:p text:style-name="P7">post install</text:p>
          <text:list>
            <text:list-item>
              <text:p text:style-name="P1"><text:span text:style-name="T2">Install </text:span><text:span text:style-name="T1">Guest Additions</text:span></text:p>
            </text:list-item>
            <text:list-item>
              <text:p text:style-name="P8">shared clipboard/drag n drop – needs reboot</text:p>
            </text:list-item>
            <text:list-item>
              <text:p text:style-name="P2"><text:span text:style-name="T2">sudoers –</text:span><text:span text:style-name="T3"> how do this</text:span></text:p>
            </text:list-item>
            <text:list-item>
              <text:p text:style-name="P9">EPEL repo</text:p>
              <text:list>
                <text:list-item>
                  <text:p text:style-name="P3"><text:a xlink:type="simple" xlink:href="http://www.rackspace.com/knowledge_center/article/installing-rhel-epel-repo-on-centos-5x-or-6x"><text:span text:style-name="T3">http://www.rackspace.com/knowledge_center/article/installing-rhel-epel-repo-on-centos-5x-or-6x</text:span></text:a></text:p>
                  <text:list>
                    <text:list-item>
                      <text:p text:style-name="P9">CENTOS 6.X</text:p>
                      <text:list>
                        <text:list-item>
                          <text:p text:style-name="P3"><text:bookmark text:name="pre-1"/><text:span text:style-name="T3">wget </text:span><text:a xlink:type="simple" xlink:href="http://dl.fedoraproject.org/pub/epel/6/x86_64/epel-release-6-8.noarch.rpm"><text:span text:style-name="T3">http://dl.fedoraproject.org/pub/epel/6/x86_64/epel-release-6-8.noarch.rpm</text:span></text:a></text:p>
                        </text:list-item>
                        <text:list-item>
                          <text:p text:style-name="P3">wget <text:a xlink:type="simple" xlink:href="http://rpms.famillecollet.com/enterprise/remi-release-6.rpm">http://rpms.famillecollet.com/enterprise/remi-release-6.rpm</text:a></text:p>
                        </text:list-item>
                        <text:list-item>
                          <text:p text:style-name="P3">sudo rpm -Uvh remi-release-6*.rpm epel-release-6*.rpm</text:p>
                        </text:list-item>
                        <text:list-item>
                          <text:p text:style-name="P9">once installed should see:</text:p>
                          <text:list>
                            <text:list-item>
                              <text:p text:style-name="P9"><text:bookmark text:name="pre-2"/>ls -1 /etc/yum.repos.d/epel* /etc/yum.repos.d/remi.rep</text:p>
                            </text:list-item>
                            <text:list-item>
                              <text:p text:style-name="P3">/etc/yum.repos.d/epel.repo</text:p>
                            </text:list-item>
                            <text:list-item>
                              <text:p text:style-name="P3">/etc/yum.repos.d/epel-testing.repo</text:p>
                            </text:list-item>
                            <text:list-item>
                              <text:p text:style-name="P3">/etc/yum.repos.d/remi.rep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JDK</text:p>
              <text:list>
                <text:list-item>
                  <text:p text:style-name="P4"/>
                </text:list-item>
              </text:list>
            </text:list-item>
            <text:list-item>
              <text:p text:style-name="P10">netbeans</text:p>
              <text:list>
                <text:list-item>
                  <text:p text:style-name="P2"><text:a xlink:type="simple" xlink:href="https://netbeans.org/downloads/start.html?platform=linux&amp;lang=en&amp;option=all"><text:span text:style-name="T2">https://netbeans.org/downloads/start.html?platform=linux&amp;lang=en&amp;option=all</text:span></text:a></text:p>
                </text:list-item>
              </text:list>
            </text:list-item>
            <text:list-item>
              <text:p text:style-name="P16"><text:span text:style-name="T6"/></text:p>
            </text:list-item>
            <text:list-item>
              <text:p text:style-name="P15"><text:span text:style-name="T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6S</meta:editing-duration>
    <meta:editing-cycles>12</meta:editing-cycles>
    <meta:generator>LibreOffice/4.0.1.2$Windows_x86 LibreOffice_project/84102822e3d61eb989ddd325abf1ac077904985</meta:generator>
    <dc:date>2014-03-08T14:20:37.47</dc:date>
    <meta:document-statistic meta:table-count="0" meta:image-count="0" meta:object-count="0" meta:page-count="1" meta:paragraph-count="23" meta:word-count="71" meta:character-count="729" meta:non-whitespace-character-count="698"/>
    <meta:user-defined meta:name="Info 1"/>
    <meta:user-defined meta:name="Info 2"/>
    <meta:user-defined meta:name="Info 3"/>
    <meta:user-defined meta:name="Info 4"/>
  </office:meta>
</office:document-meta>
</file>